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Times New Roman" fo:font-weight="bold" officeooo:rsid="0017771f" officeooo:paragraph-rsid="0017771f" style:font-weight-asian="bold" style:font-weight-complex="bold"/>
    </style:style>
    <style:style style:name="P2" style:family="paragraph" style:parent-style-name="Standard">
      <style:text-properties style:font-name="Times New Roman" fo:font-weight="bold" officeooo:rsid="0017771f" officeooo:paragraph-rsid="0017771f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break-before="page"/>
      <style:text-properties style:font-name="Times New Roman" fo:font-size="13pt" fo:font-weight="bold" officeooo:rsid="00179e24" officeooo:paragraph-rsid="00179e2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3pt" fo:font-weight="bold" officeooo:rsid="001be09b" officeooo:paragraph-rsid="001be09b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Times New Roman" fo:font-size="13pt" fo:font-weight="bold" officeooo:rsid="001a2434" officeooo:paragraph-rsid="001a2434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Times New Roman" fo:font-size="13pt" style:font-size-asian="13pt" style:font-size-complex="13pt"/>
    </style:style>
    <style:style style:name="P9" style:family="paragraph" style:parent-style-name="Standard">
      <style:text-properties style:font-name="Times New Roman" fo:font-size="13pt" officeooo:paragraph-rsid="00179e24" style:font-size-asian="13pt" style:font-size-complex="13pt"/>
    </style:style>
    <style:style style:name="P10" style:family="paragraph" style:parent-style-name="Standard">
      <style:paragraph-properties fo:break-before="page"/>
      <style:text-properties style:font-name="Times New Roman" officeooo:rsid="001a2434" officeooo:paragraph-rsid="001a2434"/>
    </style:style>
    <style:style style:name="P11" style:family="paragraph" style:parent-style-name="Standard">
      <style:text-properties style:font-name="Times New Roman" officeooo:rsid="001a2434" officeooo:paragraph-rsid="001a24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71f" style:font-weight-asian="bold" style:font-weight-complex="bold"/>
    </style:style>
    <style:style style:name="T3" style:family="text">
      <style:text-properties fo:font-weight="bold" officeooo:rsid="001dc3f5" style:font-weight-asian="bold" style:font-weight-complex="bold"/>
    </style:style>
    <style:style style:name="T4" style:family="text">
      <style:text-properties officeooo:rsid="001a2434"/>
    </style:style>
    <style:style style:name="T5" style:family="text">
      <style:text-properties officeooo:rsid="001dc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Demand Paging – FIFO. <text:s text:c="79"/>Roll No:-<text:span text:style-name="T5">124</text:span></text:p>
      <text:p text:style-name="P1"><text:s text:c="92"/></text:p>
      <text:p text:style-name="P3">#include &lt;stdlib.h&gt;</text:p>
      <text:p text:style-name="P3">#include&lt;stdio.h&gt;</text:p>
      <text:p text:style-name="P3"/>
      <text:p text:style-name="P3">int pagefault(int a[], int frame[], int n, int no) {</text:p>
      <text:p text:style-name="P3"><text:s text:c="4"/>int i, j, avail, count = 0, k;</text:p>
      <text:p text:style-name="P3"><text:s text:c="3"/></text:p>
      <text:p text:style-name="P3"><text:s text:c="4"/>for (i = 0; i &lt; no; i++) {</text:p>
      <text:p text:style-name="P3"><text:s text:c="8"/>frame[i] = -1;</text:p>
      <text:p text:style-name="P3"><text:s text:c="4"/>}</text:p>
      <text:p text:style-name="P3"><text:s text:c="4"/>j = 0;</text:p>
      <text:p text:style-name="P3"><text:s text:c="4"/>for (i = 0; i &lt; n; i++) {</text:p>
      <text:p text:style-name="P3"><text:s text:c="8"/>avail = 0;</text:p>
      <text:p text:style-name="P3"><text:s text:c="8"/>for (k = 0; k &lt; no; k++)</text:p>
      <text:p text:style-name="P3"><text:s text:c="10"/>if (frame[k] == a[i]) </text:p>
      <text:p text:style-name="P3"><text:s text:c="16"/>avail = 1; </text:p>
      <text:p text:style-name="P3"><text:s text:c="8"/>if (avail == 0) {</text:p>
      <text:p text:style-name="P3"><text:s text:c="12"/>frame[j] = a[i];</text:p>
      <text:p text:style-name="P3"><text:s text:c="12"/></text:p>
      <text:p text:style-name="P3"><text:s text:c="12"/>j = (j + 1) % no;</text:p>
      <text:p text:style-name="P3"><text:s text:c="12"/>count++; <text:s/></text:p>
      <text:p text:style-name="P3"><text:s text:c="8"/>}</text:p>
      <text:p text:style-name="P3"><text:s text:c="4"/>}</text:p>
      <text:p text:style-name="P3"><text:s text:c="4"/>return count;</text:p>
      <text:p text:style-name="P3">}</text:p>
      <text:p text:style-name="P3">int main() {</text:p>
      <text:p text:style-name="P3"><text:s text:c="4"/>int n, i, * a, * frame, no, fault;</text:p>
      <text:p text:style-name="P3"><text:s text:c="4"/>printf("\nENTER THE NUMBER OF PAGES:\n");</text:p>
      <text:p text:style-name="P3"><text:s text:c="4"/>scanf("%d", &amp; n);</text:p>
      <text:p text:style-name="P3"/>
      <text:p text:style-name="P3"><text:s text:c="4"/>a = (int * ) malloc(n * sizeof(int));</text:p>
      <text:p text:style-name="P3"><text:s text:c="4"/>printf("ENTER THE PAGE NUMBER :\n");</text:p>
      <text:p text:style-name="P3"><text:s text:c="4"/>for (i = 0; i &lt; n; i++)</text:p>
      <text:p text:style-name="P3"><text:s text:c="8"/>scanf("%d", &amp; a[i]);</text:p>
      <text:p text:style-name="P3"/>
      <text:p text:style-name="P3"><text:s text:c="4"/>printf("ENTER THE NUMBER OF FRAMES :");</text:p>
      <text:p text:style-name="P3"><text:s text:c="4"/>scanf("%d", &amp; no);</text:p>
      <text:p text:style-name="P3"/>
      <text:p text:style-name="P3"><text:s text:c="4"/>frame = (int * ) malloc(no * sizeof(int));</text:p>
      <text:p text:style-name="P3"><text:s text:c="4"/>fault = pagefault(a, frame, n, no);</text:p>
      <text:p text:style-name="P3"><text:s text:c="4"/>printf("Page Fault Is %d", fault);</text:p>
      <text:p text:style-name="P3">}</text:p>
      <text:p text:style-name="P3"/>
      <text:p text:style-name="P2">Output:-</text:p>
      <text:p text:style-name="P3">ENTER THE NUMBER OF PAGES:</text:p>
      <text:p text:style-name="P3">6</text:p>
      <text:p text:style-name="P3">ENTER THE PAGE NUMBER :</text:p>
      <text:p text:style-name="P3">2 4 6 3 2 5</text:p>
      <text:p text:style-name="P3">ENTER THE NUMBER OF FRAMES : 3</text:p>
      <text:p text:style-name="P3"/>
      <text:p text:style-name="P3">Page Fault Is 6</text:p>
      <text:p text:style-name="P10"><text:span text:style-name="T1">1. CPU Scheduling – FCFS <text:s text:c="2"/></text:span><text:s text:c="74"/><text:span text:style-name="T2"><text:s/>Roll No:-</text:span><text:span text:style-name="T3">124</text:span></text:p>
      <text:p text:style-name="P11"><text:s text:c="8"/></text:p>
      <text:p text:style-name="P8">#include&lt;stdio.h&gt;</text:p>
      <text:p text:style-name="P8">int main()</text:p>
      <text:p text:style-name="P8">{</text:p>
      <text:p text:style-name="P8"><text:s text:c="4"/>int <text:s/>p[10],at[10],bt[10],ct[10],tat[10],wt[10],i,j,temp=0,n;</text:p>
      <text:p text:style-name="P8"><text:s text:c="4"/>float awt=0,atat=0;</text:p>
      <text:p text:style-name="P8"><text:s text:c="4"/>printf("<text:span text:style-name="T4">E</text:span>nter no of proccess you want:");</text:p>
      <text:p text:style-name="P8"><text:s text:c="4"/>scanf("%d",&amp;n);</text:p>
      <text:p text:style-name="P8"><text:s text:c="4"/>printf("<text:span text:style-name="T4">E</text:span>nter %d process:",n);</text:p>
      <text:p text:style-name="P8"><text:s text:c="4"/>for(i=0;i&lt;n;i++)</text:p>
      <text:p text:style-name="P8"><text:s text:c="4"/>{</text:p>
      <text:p text:style-name="P8"><text:s text:c="4"/>scanf("%d",&amp;p[i]);</text:p>
      <text:p text:style-name="P8"><text:s text:c="4"/>}</text:p>
      <text:p text:style-name="P8"><text:s text:c="4"/>printf("<text:span text:style-name="T4">E</text:span>nter %d arrival time:",n);</text:p>
      <text:p text:style-name="P8"><text:s text:c="4"/>for(i=0;i&lt;n;i++)</text:p>
      <text:p text:style-name="P8"><text:s text:c="4"/>{</text:p>
      <text:p text:style-name="P8"><text:s text:c="4"/>scanf("%d",&amp;at[i]);</text:p>
      <text:p text:style-name="P8"><text:s text:c="4"/>}</text:p>
      <text:p text:style-name="P8"><text:s text:c="4"/>printf("<text:span text:style-name="T4">E</text:span>nter %d burst time:",n);</text:p>
      <text:p text:style-name="P8"><text:s text:c="4"/>for(i=0;i&lt;n;i++)</text:p>
      <text:p text:style-name="P8"><text:s text:c="4"/>{</text:p>
      <text:p text:style-name="P8"><text:s text:c="4"/>scanf("%d",&amp;bt[i]);</text:p>
      <text:p text:style-name="P8"><text:s text:c="4"/>}</text:p>
      <text:p text:style-name="P8"><text:s text:c="4"/>// sorting at,bt, and process according to at</text:p>
      <text:p text:style-name="P8"><text:s text:c="4"/>for(i=0;i&lt;n;i++)</text:p>
      <text:p text:style-name="P8"><text:s text:c="4"/>{</text:p>
      <text:p text:style-name="P8"><text:s text:c="5"/>for(j=0;j&lt;(n-i);j++)</text:p>
      <text:p text:style-name="P8"><text:s text:c="4"/>{</text:p>
      <text:p text:style-name="P8"><text:s text:c="6"/>if(at[j]&gt;at[j+1])</text:p>
      <text:p text:style-name="P8"><text:s text:c="5"/>{</text:p>
      <text:p text:style-name="P8"><text:s text:c="8"/>temp=p[j+1];</text:p>
      <text:p text:style-name="P8"><text:s text:c="8"/>p[j+1]=p[j];</text:p>
      <text:p text:style-name="P8"><text:s text:c="8"/>p[j]=temp;</text:p>
      <text:p text:style-name="P8"><text:s text:c="8"/>temp=at[j+1];</text:p>
      <text:p text:style-name="P8"><text:s text:c="8"/>at[j+1]=at[j];</text:p>
      <text:p text:style-name="P8"><text:s text:c="8"/>at[j]=temp;</text:p>
      <text:p text:style-name="P8"><text:s text:c="8"/>temp=bt[j+1];</text:p>
      <text:p text:style-name="P8"><text:s text:c="8"/>bt[j+1]=bt[j];</text:p>
      <text:p text:style-name="P8"><text:s text:c="8"/>bt[j]=temp;</text:p>
      <text:p text:style-name="P8"><text:s text:c="6"/>}</text:p>
      <text:p text:style-name="P8"><text:s text:c="5"/>}</text:p>
      <text:p text:style-name="P8"><text:s text:c="4"/>}</text:p>
      <text:p text:style-name="P8"><text:s text:c="2"/></text:p>
      <text:p text:style-name="P8"><text:s text:c="4"/>ct[0]=at[0]+bt[0];</text:p>
      <text:p text:style-name="P8"><text:s text:c="3"/></text:p>
      <text:p text:style-name="P8"><text:s text:c="4"/>for(i=1;i&lt;n;i++)</text:p>
      <text:p text:style-name="P8"><text:s text:c="4"/>{ <text:s/></text:p>
      <text:p text:style-name="P8"><text:soft-page-break/><text:s text:c="6"/>//when proess is ideal in between i and i+1</text:p>
      <text:p text:style-name="P8"><text:s text:c="6"/>temp=0;</text:p>
      <text:p text:style-name="P8"><text:s text:c="5"/>if(ct[i-1]&lt;at[i])</text:p>
      <text:p text:style-name="P8"><text:s text:c="5"/>{</text:p>
      <text:p text:style-name="P8"><text:s text:c="8"/>temp=at[i]-ct[i-1];</text:p>
      <text:p text:style-name="P8"><text:s text:c="5"/>}</text:p>
      <text:p text:style-name="P8"><text:s text:c="5"/>ct[i]=ct[i-1]+bt[i]+temp;</text:p>
      <text:p text:style-name="P8"><text:s text:c="4"/>}</text:p>
      <text:p text:style-name="P8"><text:s text:c="3"/></text:p>
      <text:p text:style-name="P8"><text:s text:c="4"/>printf("\np\t A.T\t B.T\t C.T\t TAT\t WT");</text:p>
      <text:p text:style-name="P8"><text:s text:c="4"/>for(i=0;i&lt;n;i++)</text:p>
      <text:p text:style-name="P8"><text:s text:c="4"/>{</text:p>
      <text:p text:style-name="P8"><text:s text:c="4"/>tat[i]=ct[i]-at[i];</text:p>
      <text:p text:style-name="P8"><text:s text:c="4"/>wt[i]=tat[i]-bt[i];</text:p>
      <text:p text:style-name="P8"><text:s text:c="4"/>atat+=tat[i];</text:p>
      <text:p text:style-name="P8"><text:s text:c="4"/>awt+=wt[i];</text:p>
      <text:p text:style-name="P8"><text:s text:c="4"/>}</text:p>
      <text:p text:style-name="P8"><text:s text:c="4"/>atat=atat/n;</text:p>
      <text:p text:style-name="P8"><text:s text:c="4"/>awt=awt/n;</text:p>
      <text:p text:style-name="P8"><text:s text:c="4"/>for(i=0;i&lt;n;i++)</text:p>
      <text:p text:style-name="P8"><text:s text:c="4"/>{</text:p>
      <text:p text:style-name="P8"><text:s text:c="6"/>printf("\nP%d\t %d\t %d\t %d \t %d \t %d",p[i],at[i],bt[i],ct[i],tat[i],wt[i]);</text:p>
      <text:p text:style-name="P8"><text:s text:c="4"/>}</text:p>
      <text:p text:style-name="P8"><text:s text:c="4"/>printf("\n<text:span text:style-name="T4">A</text:span>verage turnaround time is %f",atat);</text:p>
      <text:p text:style-name="P8"/>
      <text:p text:style-name="P8"><text:s text:c="4"/>printf("\n<text:span text:style-name="T4">a</text:span>verage wating timme is %f",awt);</text:p>
      <text:p text:style-name="P8"><text:s text:c="4"/>return 0;</text:p>
      <text:p text:style-name="P8">}</text:p>
      <text:p text:style-name="P8"/>
      <text:p text:style-name="P7">Output:-</text:p>
      <text:p text:style-name="P8"/>
      <text:p text:style-name="P8"><text:span text:style-name="T4">E</text:span>nter no of proccess you want: 5</text:p>
      <text:p text:style-name="P8"><text:span text:style-name="T4">E</text:span>nter 5 process: 1 2 3 4 6</text:p>
      <text:p text:style-name="P8"><text:span text:style-name="T4">E</text:span>nter 5 arrival time: 5 2 4 3 1</text:p>
      <text:p text:style-name="P8"><text:span text:style-name="T4">E</text:span>nter 5 burst time: 3 4 6 7 2</text:p>
      <text:p text:style-name="P8"/>
      <text:p text:style-name="P8">p <text:s text:c="7"/>A.T <text:s text:c="4"/>B.T <text:s text:c="4"/>C.T <text:s text:c="4"/>TAT <text:s text:c="4"/>WT</text:p>
      <text:p text:style-name="P8">P6 <text:s text:c="6"/>1 <text:s text:c="6"/>2 <text:s text:c="6"/>3 <text:s text:c="6"/>2 <text:s text:c="6"/>0</text:p>
      <text:p text:style-name="P8">P2 <text:s text:c="6"/>2 <text:s text:c="6"/>4 <text:s text:c="6"/>7 <text:s text:c="6"/>5 <text:s text:c="6"/>1</text:p>
      <text:p text:style-name="P8">P4 <text:s text:c="6"/>3 <text:s text:c="6"/>7 <text:s text:c="6"/>14 <text:s text:c="5"/>11 <text:s text:c="5"/>4</text:p>
      <text:p text:style-name="P8">P3 <text:s text:c="6"/>4 <text:s text:c="6"/>6 <text:s text:c="6"/>20 <text:s text:c="5"/>16 <text:s text:c="5"/>10</text:p>
      <text:p text:style-name="P8">P1 <text:s text:c="6"/>5 <text:s text:c="6"/>3 <text:s text:c="6"/>23 <text:s text:c="5"/>18 <text:s text:c="5"/>15</text:p>
      <text:p text:style-name="P8"/>
      <text:p text:style-name="P8"><text:span text:style-name="T4">A</text:span>verage turnaround time is 10.400000</text:p>
      <text:p text:style-name="P8"/>
      <text:p text:style-name="P8"><text:span text:style-name="T4">A</text:span>verage wating timme is 6.000000</text:p>
      <text:p text:style-name="P4">5. Demand Paging – LRU <text:s text:c="72"/>Roll No:-<text:span text:style-name="T5">124</text:span></text:p>
      <text:p text:style-name="P5"/>
      <text:p text:style-name="P8">#include&lt;stdio.h&gt;</text:p>
      <text:p text:style-name="P8">#include &lt;stdlib.h&gt;</text:p>
      <text:p text:style-name="P8"/>
      <text:p text:style-name="P8">void reframe(int * frame, int frames, int index) {</text:p>
      <text:p text:style-name="P8"><text:s text:c="4"/></text:p>
      <text:p text:style-name="P8"><text:s text:c="4"/>int k, temp;</text:p>
      <text:p text:style-name="P8"><text:s text:c="4"/>for (k = index; k &lt; frames - 1; k++) { </text:p>
      <text:p text:style-name="P8"><text:s text:c="8"/>temp = * (frame + k);</text:p>
      <text:p text:style-name="P8"><text:s text:c="8"/>*(frame + k) = * (frame + k + 1);</text:p>
      <text:p text:style-name="P8"><text:s text:c="8"/>*(frame + k + 1) = temp;</text:p>
      <text:p text:style-name="P8"><text:s text:c="7"/></text:p>
      <text:p text:style-name="P8"><text:s text:c="4"/>}</text:p>
      <text:p text:style-name="P8"><text:s text:c="4"/></text:p>
      <text:p text:style-name="P8">}</text:p>
      <text:p text:style-name="P8"/>
      <text:p text:style-name="P8">int lru(int csno, int * controlstring, int frames) {</text:p>
      <text:p text:style-name="P8"><text:s text:c="4"/>int pf = 1, * frame, i, j = 0, k, avail = 0, index;</text:p>
      <text:p text:style-name="P8"><text:s text:c="4"/>frame = calloc(sizeof(int), frames);</text:p>
      <text:p text:style-name="P8"><text:s text:c="4"/>for (i = 0; i &lt; csno; i++) {</text:p>
      <text:p text:style-name="P8"><text:s text:c="8"/></text:p>
      <text:p text:style-name="P8"><text:s text:c="8"/>avail = 0;</text:p>
      <text:p text:style-name="P8"><text:s text:c="8"/>for (k = 0; k &lt; frames; k++) { </text:p>
      <text:p text:style-name="P8"><text:s text:c="12"/>printf("%d ", *(frame + k));</text:p>
      <text:p text:style-name="P8"><text:s text:c="12"/>if ( * (frame + k) == * (controlstring + i)) {</text:p>
      <text:p text:style-name="P8"><text:s text:c="16"/>avail = 1;</text:p>
      <text:p text:style-name="P8"><text:s text:c="16"/>index = k;</text:p>
      <text:p text:style-name="P8"><text:s text:c="12"/>}</text:p>
      <text:p text:style-name="P8"><text:s text:c="8"/>}</text:p>
      <text:p text:style-name="P8"><text:s text:c="7"/></text:p>
      <text:p text:style-name="P8"><text:s text:c="8"/>if (avail == 1) {</text:p>
      <text:p text:style-name="P8"><text:s text:c="12"/></text:p>
      <text:p text:style-name="P8"><text:s text:c="12"/>reframe(frame, frames, index);</text:p>
      <text:p text:style-name="P8"><text:s text:c="8"/>} else {</text:p>
      <text:p text:style-name="P8"><text:s text:c="11"/></text:p>
      <text:p text:style-name="P8"><text:s text:c="12"/>*(frame + 0) = * (controlstring + i);</text:p>
      <text:p text:style-name="P8"><text:s text:c="12"/>reframe(frame, frames, 0);</text:p>
      <text:p text:style-name="P8"><text:s text:c="12"/>pf++;</text:p>
      <text:p text:style-name="P8"><text:s text:c="8"/>}</text:p>
      <text:p text:style-name="P8"><text:s text:c="8"/>printf("\n");</text:p>
      <text:p text:style-name="P8"><text:s text:c="4"/>}</text:p>
      <text:p text:style-name="P8"><text:s text:c="4"/>for (k = 0; k &lt; frames; k++)</text:p>
      <text:p text:style-name="P8"><text:s text:c="8"/>printf("%d ", *(frame + k));</text:p>
      <text:p text:style-name="P8"><text:s text:c="4"/>return pf;</text:p>
      <text:p text:style-name="P8">}</text:p>
      <text:p text:style-name="P8">int main() {</text:p>
      <text:p text:style-name="P8"><text:s text:c="4"/>int csno, i, * controlstring, frames, pf;</text:p>
      <text:p text:style-name="P8"><text:soft-page-break/><text:s text:c="4"/>printf("Enter the no of control strings:");</text:p>
      <text:p text:style-name="P8"><text:s text:c="4"/>scanf("%d", &amp; csno);</text:p>
      <text:p text:style-name="P8"/>
      <text:p text:style-name="P8"><text:s text:c="4"/>controlstring = malloc(sizeof(int) * csno);</text:p>
      <text:p text:style-name="P8"/>
      <text:p text:style-name="P8"><text:s text:c="4"/>printf("Enter the control strings:");</text:p>
      <text:p text:style-name="P8"><text:s text:c="4"/>for (i = 0; i &lt; csno; i++) {</text:p>
      <text:p text:style-name="P8"><text:s text:c="8"/>scanf("%d", controlstring + i);</text:p>
      <text:p text:style-name="P8"><text:s text:c="4"/>}</text:p>
      <text:p text:style-name="P8"/>
      <text:p text:style-name="P8"><text:s text:c="4"/>printf("Enter the no of frames:");</text:p>
      <text:p text:style-name="P8"><text:s text:c="4"/>scanf("%d", &amp; frames);</text:p>
      <text:p text:style-name="P8"/>
      <text:p text:style-name="P8"><text:s text:c="4"/>pf = lru(csno, controlstring, frames);</text:p>
      <text:p text:style-name="P8"/>
      <text:p text:style-name="P8"><text:s text:c="4"/>printf("No of page fault is %d", pf);</text:p>
      <text:p text:style-name="P8"><text:s text:c="4"/>return 0;</text:p>
      <text:p text:style-name="P8">}</text:p>
      <text:p text:style-name="P8"/>
      <text:p text:style-name="P6">Output:-</text:p>
      <text:p text:style-name="P8">Enter the no of control strings: 7</text:p>
      <text:p text:style-name="P8">Enter the control strings: 1 4 2 5 3 6 4</text:p>
      <text:p text:style-name="P8">Enter the no of frames: 4</text:p>
      <text:p text:style-name="P8">0 0 0 0</text:p>
      <text:p text:style-name="P8">0 0 0 1</text:p>
      <text:p text:style-name="P8">0 0 1 4</text:p>
      <text:p text:style-name="P8">0 1 4 2</text:p>
      <text:p text:style-name="P8">1 4 2 5</text:p>
      <text:p text:style-name="P8">4 2 5 3</text:p>
      <text:p text:style-name="P8">2 5 3 6</text:p>
      <text:p text:style-name="P9">5 3 6 4 </text:p>
      <text:p text:style-name="P9"/>
      <text:p text:style-name="P9">No of page fault is 8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49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2T14:32:25.139000000</meta:creation-date>
    <dc:date>2024-02-22T15:55:10.677000000</dc:date>
    <meta:editing-duration>PT32M4S</meta:editing-duration>
    <meta:editing-cycles>2</meta:editing-cycles>
    <meta:generator>LibreOffice/7.3.4.2$Windows_X86_64 LibreOffice_project/728fec16bd5f605073805c3c9e7c4212a0120dc5</meta:generator>
    <meta:print-date>2024-02-22T15:51:42.721000000</meta:print-date>
    <meta:document-statistic meta:table-count="0" meta:image-count="0" meta:object-count="0" meta:page-count="5" meta:paragraph-count="205" meta:word-count="702" meta:character-count="4983" meta:non-whitespace-character-count="3089"/>
  </office:meta>
</office:document-meta>
</file>